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egoe UI" svg:font-family="'Segoe UI', serif"/>
    <style:font-face style:name="Times New Roman" svg:font-family="'Times New Roman', serif"/>
    <style:font-face style:name="inherit" svg:font-family="inherit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55cm" table:align="left" fo:background-color="transparent">
        <style:background-image/>
      </style:table-properties>
    </style:style>
    <style:style style:name="Tabla1.A" style:family="table-column">
      <style:table-column-properties style:column-width="15.5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452cm" table:align="left" fo:background-color="transparent">
        <style:background-image/>
      </style:table-properties>
    </style:style>
    <style:style style:name="Tabla2.A" style:family="table-column">
      <style:table-column-properties style:column-width="4.687cm"/>
    </style:style>
    <style:style style:name="Tabla2.B" style:family="table-column">
      <style:table-column-properties style:column-width="2.81cm"/>
    </style:style>
    <style:style style:name="Tabla2.C" style:family="table-column">
      <style:table-column-properties style:column-width="2.094cm"/>
    </style:style>
    <style:style style:name="Tabla2.D" style:family="table-column">
      <style:table-column-properties style:column-width="5.861cm"/>
    </style:style>
    <style:style style:name="Tabla2.A1" style:family="table-cell">
      <style:table-cell-properties style:vertical-align="middle" fo:background-color="#00796b" fo:padding="0.049cm" fo:border-left="0.75pt solid #000001" fo:border-right="0.75pt solid #000001" fo:border-top="0.75pt solid #000001" fo:border-bottom="0.05pt solid #000001">
        <style:background-image/>
      </style:table-cell-properties>
    </style:style>
    <style:style style:name="Tabla2.B1" style:family="table-cell">
      <style:table-cell-properties style:vertical-align="middle" fo:background-color="#00796b" fo:padding="0.049cm" fo:border-left="0.05pt solid #000001" fo:border-right="0.75pt solid #000001" fo:border-top="0.75pt solid #000001" fo:border-bottom="0.05pt solid #000001">
        <style:background-image/>
      </style:table-cell-properties>
    </style:style>
    <style:style style:name="Tabla2.A2" style:family="table-cell">
      <style:table-cell-properties style:vertical-align="middle" fo:background-color="#e1fffb" fo:padding="0.049cm" fo:border-left="0.75pt solid #000001" fo:border-right="0.75pt solid #000001" fo:border-top="none" fo:border-bottom="0.05pt solid #000001">
        <style:background-image/>
      </style:table-cell-properties>
    </style:style>
    <style:style style:name="Tabla2.B2" style:family="table-cell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2.A5" style:family="table-cell">
      <style:table-cell-properties style:vertical-align="middle" fo:background-color="#e1fffb" fo:padding="0.049cm" fo:border-left="0.75pt solid #000001" fo:border-right="0.75pt solid #000001" fo:border-top="none" fo:border-bottom="0.75pt solid #000001">
        <style:background-image/>
      </style:table-cell-properties>
    </style:style>
    <style:style style:name="Tabla2.B5" style:family="table-cell">
      <style:table-cell-properties style:vertical-align="middle" fo:background-color="#e1fffb" fo:padding="0.049cm" fo:border-left="0.05pt solid #000001" fo:border-right="0.75pt solid #000001" fo:border-top="none" fo:border-bottom="0.75pt solid #000001">
        <style:background-image/>
      </style:table-cell-properties>
    </style:style>
    <style:style style:name="Tabla3" style:family="table">
      <style:table-properties style:width="6.72cm" table:align="center" fo:background-color="transparent">
        <style:background-image/>
      </style:table-properties>
    </style:style>
    <style:style style:name="Tabla3.A" style:family="table-column">
      <style:table-column-properties style:column-width="3.406cm"/>
    </style:style>
    <style:style style:name="Tabla3.B" style:family="table-column">
      <style:table-column-properties style:column-width="3.314cm"/>
    </style:style>
    <style:style style:name="Tabla3.A1" style:family="table-cell">
      <style:table-cell-properties style:vertical-align="middle" fo:background-color="#00796b" fo:padding="0.049cm" fo:border-left="0.75pt solid #000001" fo:border-right="0.75pt solid #000001" fo:border-top="0.75pt solid #000001" fo:border-bottom="0.05pt solid #000001">
        <style:background-image/>
      </style:table-cell-properties>
    </style:style>
    <style:style style:name="Tabla3.B1" style:family="table-cell">
      <style:table-cell-properties style:vertical-align="middle" fo:background-color="#00796b" fo:padding="0.049cm" fo:border-left="0.05pt solid #000001" fo:border-right="0.75pt solid #000001" fo:border-top="0.75pt solid #000001" fo:border-bottom="0.05pt solid #000001">
        <style:background-image/>
      </style:table-cell-properties>
    </style:style>
    <style:style style:name="Tabla3.A2" style:family="table-cell">
      <style:table-cell-properties style:vertical-align="middle" fo:background-color="#e1fffb" fo:padding="0.049cm" fo:border-left="0.75pt solid #000001" fo:border-right="0.75pt solid #000001" fo:border-top="none" fo:border-bottom="0.05pt solid #000001">
        <style:background-image/>
      </style:table-cell-properties>
    </style:style>
    <style:style style:name="Tabla3.B2" style:family="table-cell" style:data-style-name="N0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3.B3" style:family="table-cell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3.B4" style:family="table-cell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3.B7" style:family="table-cell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3.B8" style:family="table-cell">
      <style:table-cell-properties style:vertical-align="middle" fo:background-color="#e1fffb" fo:padding="0.049cm" fo:border-left="0.05pt solid #000001" fo:border-right="0.75pt solid #000001" fo:border-top="none" fo:border-bottom="0.05pt solid #000001">
        <style:background-image/>
      </style:table-cell-properties>
    </style:style>
    <style:style style:name="Tabla3.A11" style:family="table-cell">
      <style:table-cell-properties style:vertical-align="middle" fo:background-color="#e1fffb" fo:padding="0.049cm" fo:border-left="0.75pt solid #000001" fo:border-right="0.75pt solid #000001" fo:border-top="none" fo:border-bottom="0.75pt solid #000001">
        <style:background-image/>
      </style:table-cell-properties>
    </style:style>
    <style:style style:name="Tabla3.B11" style:family="table-cell" style:data-style-name="N0">
      <style:table-cell-properties style:vertical-align="middle" fo:background-color="#e1fffb" fo:padding="0.049cm" fo:border-left="0.0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Standard">
      <style:text-properties fo:color="#cccccc" style:font-name="Lohit Assamese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cccccc" style:font-name="Lohit Assamese" fo:font-size="12pt" fo:letter-spacing="normal" fo:font-style="normal" fo:font-weight="normal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cccccc" style:font-name="Lohit Assamese" fo:font-size="12pt" fo:letter-spacing="normal" fo:font-style="normal" fo:font-weight="normal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cccccc" style:font-name="Lohit Assamese" fo:font-size="12pt" fo:letter-spacing="normal" fo:font-style="normal" fo:font-weight="normal" style:font-size-asian="12pt" style:font-size-complex="12pt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cccccc" style:font-name="Lohit Assamese" fo:font-size="12pt" fo:letter-spacing="normal" style:font-size-asian="12pt" style:font-size-complex="12pt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</style:style>
    <style:style style:name="P7" style:family="paragraph" style:parent-style-name="Table_20_Contents">
      <style:text-properties fo:color="#cccccc" style:font-name="Lohit Assamese" fo:font-size="12pt" style:font-size-asian="12pt" style:font-size-complex="12pt"/>
    </style:style>
    <style:style style:name="P8" style:family="paragraph" style:parent-style-name="Table_20_Contents">
      <style:paragraph-properties fo:margin-top="0cm" fo:margin-bottom="0.499cm" loext:contextual-spacing="false"/>
      <style:text-properties fo:color="#cccccc" style:font-name="Lohit Assamese" fo:font-size="12p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cccccc" style:font-name="Lohit Assamese" fo:font-size="12pt" fo:font-weight="bold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.265cm" loext:contextual-spacing="false" fo:text-align="justify" style:justify-single-word="false" fo:text-indent="0cm" style:auto-text-indent="false"/>
      <style:text-properties fo:color="#cccccc" style:font-name="Lohit Assamese" fo:font-size="12pt" fo:font-weight="bold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fo:color="#cccccc" style:font-name="Lohit Assamese" fo:font-size="12pt" fo:font-weight="bold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cccccc" style:font-name="Lohit Assamese" fo:font-size="12p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.265cm" loext:contextual-spacing="false" fo:text-align="justify" style:justify-single-word="false" fo:text-indent="0cm" style:auto-text-indent="false"/>
      <style:text-properties fo:color="#cccccc" style:font-name="Lohit Assamese" fo:font-size="12pt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.265cm" loext:contextual-spacing="false" fo:text-align="justify" style:justify-single-word="false" fo:text-indent="0cm" style:auto-text-indent="false"/>
      <style:text-properties fo:color="#cccccc" style:font-name="Lohit Assamese" fo:font-size="12pt" officeooo:paragraph-rsid="00041443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fo:color="#cccccc" style:font-name="Lohit Assamese" fo:font-size="12pt" style:font-size-asian="12pt" style:font-size-complex="12pt"/>
    </style:style>
    <style:style style:name="P17" style:family="paragraph" style:parent-style-name="Table_20_Contents" style:list-style-name="L1">
      <style:paragraph-properties fo:margin-left="0cm" fo:margin-right="0cm" fo:margin-top="0cm" fo:margin-bottom="0.265cm" loext:contextual-spacing="false" style:line-height-at-least="0.529cm" fo:text-align="justify" style:justify-single-word="false" fo:text-indent="0cm" style:auto-text-indent="false" fo:padding="0cm" fo:border="none"/>
      <style:text-properties fo:color="#cccccc" style:font-name="Lohit Assamese" fo:font-size="12pt" style:font-size-asian="12pt" style:font-size-complex="12pt"/>
    </style:style>
    <style:style style:name="P18" style:family="paragraph" style:parent-style-name="Table_20_Contents" style:list-style-name="L1">
      <style:paragraph-properties fo:margin-left="0cm" fo:margin-right="0cm" fo:margin-top="0cm" fo:margin-bottom="0.265cm" loext:contextual-spacing="false" style:line-height-at-least="0.529cm" fo:text-align="justify" style:justify-single-word="false" fo:text-indent="0cm" style:auto-text-indent="false" fo:padding="0cm" fo:border="none"/>
      <style:text-properties fo:color="#cccccc" style:font-name="Lohit Assamese" fo:font-size="12pt" officeooo:paragraph-rsid="00041443" style:font-size-asian="12pt" style:font-size-complex="12pt"/>
    </style:style>
    <style:style style:name="P19" style:family="paragraph" style:parent-style-name="Table_20_Contents" style:list-style-name="L2">
      <style:paragraph-properties fo:margin-left="0cm" fo:margin-right="0cm" fo:margin-top="0cm" fo:margin-bottom="0.265cm" loext:contextual-spacing="false" style:line-height-at-least="0.529cm" fo:text-align="justify" style:justify-single-word="false" fo:text-indent="0cm" style:auto-text-indent="false" fo:padding="0cm" fo:border="none"/>
      <style:text-properties fo:color="#cccccc" style:font-name="Lohit Assamese" fo:font-size="12pt" style:font-size-asian="12pt" style:font-size-complex="12pt"/>
    </style:style>
    <style:style style:name="P20" style:family="paragraph" style:parent-style-name="Table_20_Contents" style:list-style-name="L3">
      <style:paragraph-properties fo:margin-left="0cm" fo:margin-right="0cm" fo:margin-top="0cm" fo:margin-bottom="0.265cm" loext:contextual-spacing="false" style:line-height-at-least="0.529cm" fo:text-align="justify" style:justify-single-word="false" fo:text-indent="0cm" style:auto-text-indent="false" fo:padding="0cm" fo:border="none"/>
      <style:text-properties fo:color="#cccccc" style:font-name="Lohit Assamese" fo:font-size="12pt" style:font-size-asian="12pt" style:font-size-complex="12pt"/>
    </style:style>
    <style:style style:name="P21" style:family="paragraph" style:parent-style-name="Table_20_Contents" style:list-style-name="L4">
      <style:paragraph-properties fo:margin-left="0cm" fo:margin-right="0cm" fo:margin-top="0cm" fo:margin-bottom="0.265cm" loext:contextual-spacing="false" style:line-height-at-least="0.529cm" fo:text-align="justify" style:justify-single-word="false" fo:text-indent="0cm" style:auto-text-indent="false" fo:padding="0cm" fo:border="none"/>
      <style:text-properties fo:color="#cccccc" style:font-name="Lohit Assamese" fo:font-size="12pt" style:font-size-asian="12pt" style:font-size-complex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color="#cccccc" style:font-name="Lohit Assamese" fo:font-size="12pt" style:font-size-asian="12pt" style:font-size-complex="12pt"/>
    </style:style>
    <style:style style:name="P23" style:family="paragraph" style:parent-style-name="Heading_20_2">
      <style:text-properties fo:font-variant="normal" fo:text-transform="none" fo:color="#cccccc" style:font-name="Lohit Assamese" fo:font-size="12pt" fo:letter-spacing="normal" fo:font-style="normal" fo:font-weight="bold" style:font-size-asian="12pt" style:font-size-complex="12pt"/>
    </style:style>
    <style:style style:name="P24" style:family="paragraph" style:parent-style-name="Heading_20_3">
      <style:paragraph-properties fo:margin-left="0cm" fo:margin-right="0cm" fo:margin-top="0.265cm" fo:margin-bottom="0.265cm" loext:contextual-spacing="false" style:line-height-at-least="1.058cm" fo:text-align="start" style:justify-single-word="false" fo:orphans="2" fo:widows="2" fo:text-indent="0cm" style:auto-text-indent="false"/>
      <style:text-properties fo:font-variant="normal" fo:text-transform="none" fo:color="#cccccc" style:font-name="Lohit Assamese" fo:font-size="12pt" fo:letter-spacing="normal" fo:font-style="normal" fo:font-weight="bold" style:font-size-asian="12pt" style:font-size-complex="12pt"/>
    </style:style>
    <style:style style:name="T1" style:family="text">
      <style:text-properties fo:font-variant="normal" fo:text-transform="none" fo:color="#cccccc" style:font-name="Lohit Assamese" fo:font-size="12pt" fo:letter-spacing="normal" style:font-size-asian="12pt" style:font-size-complex="12pt" loext:padding="0cm" loext:border="none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  <style:style style:name="T4" style:family="text">
      <style:text-properties fo:font-style="normal" fo:font-weight="bold"/>
    </style:style>
    <style:style style:name="T5" style:family="text">
      <style:text-properties fo:color="#cccccc" style:font-name="Lohit Assamese" fo:font-size="12pt" style:font-size-asian="12pt" style:font-size-complex="12pt"/>
    </style:style>
    <style:style style:name="T6" style:family="text">
      <style:text-properties fo:color="#cccccc" style:text-line-through-style="none" style:text-line-through-type="none" style:font-name="Lohit Assamese" fo:font-size="12pt" style:text-underline-style="none" style:text-blinking="false" style:font-size-asian="12pt" style:font-size-complex="12pt"/>
    </style:style>
    <style:style style:name="T7" style:family="text">
      <style:text-properties officeooo:rsid="00041443"/>
    </style:style>
    <style:style style:name="T8" style:family="text">
      <style:text-properties fo:color="#111111" officeooo:rsid="00041443"/>
    </style:style>
    <style:style style:name="T9" style:family="text">
      <style:text-properties fo:color="#111111" officeooo:rsid="000448dc"/>
    </style:style>
    <style:style style:name="T10" style:family="text">
      <style:text-properties officeooo:rsid="000448d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Tarea FOL 06</text:h>
      <text:section text:style-name="Sect1" text:name="intro">
        <text:p text:style-name="P2">Tarea para FOL06</text:p>
        <text:p text:style-name="P6"><text:span text:style-name="Strong_20_Emphasis"><text:span text:style-name="T1"/></text:span></text:p>
        <text:p text:style-name="P3">Enunciado</text:p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P10">Actividad 1 ( 0,5 puntos)</text:p>
              <text:p text:style-name="P14">Es habitual leer noticias del tipo “El seguimiento de la huelga de estudiantes de tercero y cuarto de ESO, primero y segundo de Bachillerato y ciclos de formación profesional de grado medio y superior ha sido desigual…” o “ segundo día de huelga de los estudiantes reclamando…”</text:p>
              <text:p text:style-name="P15">¿Es correcta tal afirmación? <text:span text:style-name="T8">En principio los estudiantes no tienen derecho a la huelga, puesto que no ejercen actividad por cuenta ajena. Se confunde esta expresión con el derecho de los estudiantes a manifestar publicamente sus reclamacio</text:span><text:span text:style-name="T7">nes ante el detrimento de sus condicines.</text:span></text:p>
              <text:p text:style-name="P15">¿ tienen los estudiantes derecho a huelga? <text:span text:style-name="T8">No, no tienen derecho a la huelga.</text:span></text:p>
              <text:p text:style-name="P13">¿<text:span text:style-name="T2">Actividad 2</text:span> <text:span text:style-name="T2">(0,75 puntos)</text:span></text:p>
            </table:table-cell>
          </table:table-row>
          <table:table-row>
            <table:table-cell table:style-name="Tabla1.A1" office:value-type="string">
              <text:p text:style-name="P22"/>
            </table:table-cell>
          </table:table-row>
          <table:table-row>
            <table:table-cell table:style-name="Tabla1.A1" office:value-type="string">
              <text:p text:style-name="P14">Señala la representatividad de los siguientes sindicatos en función de los porcentajes de votación alcanzados en sus elecciones sindicales.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P11">Nombre del sindicato</text:p>
                  </table:table-cell>
                  <table:table-cell table:style-name="Tabla2.B1" office:value-type="string">
                    <text:p text:style-name="P11">Nivel estatal</text:p>
                  </table:table-cell>
                  <table:table-cell table:style-name="Tabla2.B1" office:value-type="string">
                    <text:p text:style-name="P11">Madrid</text:p>
                  </table:table-cell>
                  <table:table-cell table:style-name="Tabla2.B1" office:value-type="string">
                    <text:p text:style-name="P11">Representantes en Madrid</text:p>
                  </table:table-cell>
                </table:table-row>
                <table:table-row>
                  <table:table-cell table:style-name="Tabla2.A2" office:value-type="string">
                    <text:p text:style-name="P14">UNO</text:p>
                  </table:table-cell>
                  <table:table-cell table:style-name="Tabla2.B2" office:value-type="string">
                    <text:p text:style-name="P14">30%</text:p>
                  </table:table-cell>
                  <table:table-cell table:style-name="Tabla2.B2" office:value-type="string">
                    <text:p text:style-name="P14">19%</text:p>
                  </table:table-cell>
                  <table:table-cell table:style-name="Tabla2.B2" office:value-type="string">
                    <text:p text:style-name="P14">1486</text:p>
                  </table:table-cell>
                </table:table-row>
                <table:table-row>
                  <table:table-cell table:style-name="Tabla2.A2" office:value-type="string">
                    <text:p text:style-name="P14">DOS</text:p>
                  </table:table-cell>
                  <table:table-cell table:style-name="Tabla2.B2" office:value-type="string">
                    <text:p text:style-name="P14">5%</text:p>
                  </table:table-cell>
                  <table:table-cell table:style-name="Tabla2.B2" office:value-type="string">
                    <text:p text:style-name="P14">17%</text:p>
                  </table:table-cell>
                  <table:table-cell table:style-name="Tabla2.B2" office:value-type="string">
                    <text:p text:style-name="P14">1620</text:p>
                  </table:table-cell>
                </table:table-row>
                <table:table-row>
                  <table:table-cell table:style-name="Tabla2.A2" office:value-type="string">
                    <text:p text:style-name="P14">TRES</text:p>
                  </table:table-cell>
                  <table:table-cell table:style-name="Tabla2.B2" office:value-type="string">
                    <text:p text:style-name="P14">5%</text:p>
                  </table:table-cell>
                  <table:table-cell table:style-name="Tabla2.B2" office:value-type="string">
                    <text:p text:style-name="P14">7%</text:p>
                  </table:table-cell>
                  <table:table-cell table:style-name="Tabla2.B2" office:value-type="string">
                    <text:p text:style-name="P14">900</text:p>
                  </table:table-cell>
                </table:table-row>
                <table:table-row>
                  <table:table-cell table:style-name="Tabla2.A5" office:value-type="string">
                    <text:p text:style-name="P14">CUATRO (Sector)</text:p>
                  </table:table-cell>
                  <table:table-cell table:style-name="Tabla2.B5" office:value-type="string">
                    <text:p text:style-name="P14">11%</text:p>
                  </table:table-cell>
                  <table:table-cell table:style-name="Tabla2.B5" office:value-type="string">
                    <text:p text:style-name="P14">14%</text:p>
                  </table:table-cell>
                  <table:table-cell table:style-name="Tabla2.B5" office:value-type="string">
                    <text:p text:style-name="P14">420</text:p>
                  </table:table-cell>
                </table:table-row>
              </table:table>
              <text:list xml:id="list3137089233" text:style-name="L1">
                <text:list-item>
                  <text:p text:style-name="P17">Sindicato más representativo a nivel estatal:.......<text:span text:style-name="T8">UNO</text:span>............</text:p>
                </text:list-item>
                <text:list-item>
                  <text:p text:style-name="P18">Sindicato más representativo en Madrid:............<text:span text:style-name="T8">UNO</text:span>................</text:p>
                </text:list-item>
                <text:list-item>
                  <text:p text:style-name="P18">Sindicato suficientemente representativo en el sector a nivel estatal:..........<text:span text:style-name="T8">CUATRO</text:span>........</text:p>
                </text:list-item>
              </text:list>
              <text:p text:style-name="P11">ACTIVIDAD 3  (2,50 puntos)</text:p>
              <text:p text:style-name="P13">Una empresa tiene en Madrid 2 centros de trabajo que ocupan respectivamente a 1453 y a 695 trabajadores. Asimismo, cuenta con 4 <text:soft-page-break/>centros de trabajo en Valencia que ocupan respectivamente a 67, 35, 5 y 12 trabajadores. En todos los centros de trabajo de la empresa existen secciones sindicales. </text:p>
              <text:p text:style-name="P13">a) Indica el tipo de representación unitaria que habrá en los centros de trabajo de esta empresa y el número de miembros.</text:p>
              <text:p text:style-name="P13">b)Indica el crédito horario retribuido del que dispondrán cada uno de los representantes.</text:p>
              <text:p text:style-name="P9"><text:span text:style-name="T5">c) ¿Podría constituirse algún </text:span><text:a xlink:type="simple" xlink:href="https://fpdistancia.educa.madrid.org/mod/glossary/showentry.php?eid=67413&amp;displayformat=dictionary" text:style-name="Internet_20_link" text:visited-style-name="Visited_20_Internet_20_Link"><text:span text:style-name="T6">comité de empresa</text:span></text:a><text:span text:style-name="T5"> conjunto? Justifica tu respuesta.</text:span></text:p>
              <text:p text:style-name="P13">d) ¿En qué centros podría haber delegados sindicales? <text:span text:style-name="T8">En todos a excepción del que tiene tan sólo 5 empleados.</text:span></text:p>
              <text:p text:style-name="P11">ACTIVIDAD 4 (1,5 puntos)</text:p>
              <text:p text:style-name="P14">Utilizando el convenio colectivo del sector profesional de los estudios que cursas ( recuerda que es el mismo con el que has trabajado en las actividades propuestas en la tarea de unidades anteriores)</text:p>
              <text:list xml:id="list3154967939" text:style-name="L2">
                <text:list-item>
                  <text:p text:style-name="P19">Indica cuales son las organizaciones empresariales y sindicales firmantes del Convenio Colectivo.(0,25)</text:p>
                </text:list-item>
                <text:list-item>
                  <text:p text:style-name="P19">¿Cuál es su ámbito territorial, funcional y personal de dicho convenio?(0,75)</text:p>
                </text:list-item>
                <text:list-item>
                  <text:p text:style-name="P19">¿Cuál es la vigencia del convenio colectivo? (0,25)</text:p>
                </text:list-item>
                <text:list-item>
                  <text:p text:style-name="P19">¿Si existiera algún problema de interpretación del convenio quién se encargará de resolver tal cuestión?(0,25)</text:p>
                </text:list-item>
              </text:list>
              <text:p text:style-name="P14"/>
              <text:p text:style-name="P11">ACTIVIDAD 5 (0,75 punto- 0,25 por cuestión)</text:p>
              <text:p text:style-name="P14">Realiza un proceso electoral al comité de empresa con los siguientes datos:</text:p>
              <text:p text:style-name="P14">Una empresa tiene 900 trabajadores, 400 son administrativos y técnicos y el resto especialistas y no cualificados.</text:p>
              <text:list xml:id="list2630189722" text:style-name="L3">
                <text:list-item>
                  <text:p text:style-name="P20">¿Cuántos representantes eligen?</text:p>
                </text:list-item>
                <text:list-item>
                  <text:p text:style-name="P20">¿Cuántos colegios electorales habrá?</text:p>
                </text:list-item>
                <text:list-item>
                  <text:p text:style-name="P20">¿Cuántas mesas electorales habrá?</text:p>
                </text:list-item>
              </text:list>
              <text:p text:style-name="P11">ACTIVIDAD 6 (2 puntos- 0,5 por apartado)</text:p>
              <text:p text:style-name="P14">Un trabajador, con contrato indefinido y con la categoría profesional de oficial de 3ª, grupo 9, de cotización a la Seguridad Social, se adhiere a una huelga, que convocada por el comité de empresa, afecta a su centro <text:soft-page-break/>de trabajo.</text:p>
              <text:p text:style-name="P14">La ausencia de trabajo motivada por la referida circunstancia se produce durante el período comprendido entre los días 8 y 14 del mes de noviembre (7 días).</text:p>
              <text:p text:style-name="P14">El empresario, además de suprimir el abono del salario correspondiente a los referidos días, comunica a la Seguridad Social el pase del trabajador a la situación de alta especial a fin de que se quede suspendida la obligación de cotizar.</text:p>
              <text:p text:style-name="P14">1.- ¿Qué cantidades que se le descuentan al trabajador por cada día de huelga:?</text:p>
              <text:p text:style-name="P14">2.-¿Cómo se calcularían la las bases de cotización a la seguridad social y las cuotas de empresa y trabajador?</text:p>
              <text:p text:style-name="P14">3.- El tiempo de suspensión del contrato por huelga legal ¿se computará a efectos de calcular la duración de las vacaciones y su retribución?<text:span text:style-name="T9">No</text:span> ¿y a efectos del devengo del pluses por absentismo, puntualidad o similares? <text:span text:style-name="T9">No</text:span></text:p>
              <text:p text:style-name="P14">4.- ¿Cómo afecta la participación en la huelga al derecho a prestaciones como desempleo, IT o maternidad? <text:span text:style-name="T9">Mientras dure la huelga, no se tiene derecho a ninguna de las bajas.</text:span></text:p>
              <text:p text:style-name="P8"/>
              <text:p text:style-name="P11">ACTIVIDAD 7 (2puntos, 0,40 por apartado)</text:p>
              <text:p text:style-name="P14">Carlos que es miembro del comité de empresa y delegado sindical tiene que contestar a algunas cuestiones que le han preguntado algunos compañeros.</text:p>
              <text:p text:style-name="P14">Contesta tú a las preguntas que recibió Carlos.</text:p>
              <text:list xml:id="list977113056" text:style-name="L4">
                <text:list-item>
                  <text:p text:style-name="P21">Dos compañeros suyos del comité de empresa quieren negociar un nuevo convenio colectivo, aunque ya hay uno en vigor.</text:p>
                </text:list-item>
                <text:list-item>
                  <text:p text:style-name="P21">Un grupo de trabajadores y trabajadoras no están de acuerdo con la interpretación que hace la empresa del sistema de asignación de turnos que hace el convenio colectivo y deciden en asamblea buscar medios de solución extrajudicial ¿De qué tipo de conflicto se trata y cuáles son los medios de solución extrajudicial apropiados? <text:span text:style-name="T9">Es un conflicto de intereses</text:span></text:p>
                </text:list-item>
                <text:list-item>
                  <text:p text:style-name="P21">El 30 % de la plantilla decide celebrar una asamblea y la empresa le deniega el uso del local. ¿Es lícita la petición?<text:span text:style-name="T9">La petición es lícita y la negativa de la empresa también lo es.</text:span></text:p>
                </text:list-item>
                <text:list-item>
                  <text:p text:style-name="P21">Se convoca la huelga, varias personas en plantilla no quieren hacer huelga y van a asistir al centro de trabajo, aunque ésta haya sido acordada por mayoría. Quienes sí van a secundar la huelga le preguntan <text:soft-page-break/>si pueden cobrar la prestación por desempleo los días que estén de huelga. ¿Puede sancionar la empresa a quienes secunden la huelga? <text:span text:style-name="T9">La empresa no, puede sancionar a los trabajadores por secundar la huelga.</text:span><text:span text:style-name="T10"> </text:span>¿Puede la empresa contratar nuevos trabajadores para sustituir a los huelguistas?<text:span text:style-name="T9">No, estaría haciendo esquirolaje y vulnerando el derecho a la huelga.</text:span></text:p>
                </text:list-item>
                <text:list-item>
                  <text:p text:style-name="P21">La empresa está pensando en cerrar el centro de trabajo porque debido a un descenso en el número de usuarios que solicitan sus servicios, quiere ahorrar costes y no pagar los salarios a los empleados y a las empleadas. ¿Puede hacerlo? <text:span text:style-name="T9">Si, el descenso de la demanda de los productos ha sido motivo de cierre de muchas fabricas.</text:span></text:p>
                </text:list-item>
              </text:list>
            </table:table-cell>
          </table:table-row>
        </table:table>
        <text:p text:style-name="P3">Criterios de puntuación. Total 10 puntos.</text:p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12">Actividades</text:p>
            </table:table-cell>
            <table:table-cell table:style-name="Tabla3.B1" office:value-type="string">
              <text:p text:style-name="P12">Puntuación</text:p>
            </table:table-cell>
          </table:table-row>
          <table:table-row>
            <table:table-cell table:style-name="Tabla3.A2" office:value-type="string">
              <text:p text:style-name="P13">Actividad 1</text:p>
            </table:table-cell>
            <table:table-cell table:style-name="Tabla3.B2" office:value-type="float" office:value="0.6">
              <text:p text:style-name="P16">0,6</text:p>
            </table:table-cell>
          </table:table-row>
          <table:table-row>
            <table:table-cell table:style-name="Tabla3.A2" office:value-type="string">
              <text:p text:style-name="P13">Actividad 2</text:p>
            </table:table-cell>
            <table:table-cell table:style-name="Tabla3.B3" office:value-type="string">
              <text:p text:style-name="P16">0,75</text:p>
            </table:table-cell>
          </table:table-row>
          <table:table-row>
            <table:table-cell table:style-name="Tabla3.A2" office:value-type="string">
              <text:p text:style-name="P13">Actividad 3</text:p>
            </table:table-cell>
            <table:table-cell table:style-name="Tabla3.B4" office:value-type="string">
              <text:p text:style-name="P16">2,5</text:p>
            </table:table-cell>
          </table:table-row>
          <table:table-row>
            <table:table-cell table:style-name="Tabla3.A2" office:value-type="string">
              <text:p text:style-name="P13">Actividad 4</text:p>
            </table:table-cell>
            <table:table-cell table:style-name="Tabla3.B2" office:value-type="float" office:value="1.4">
              <text:p text:style-name="P16">1,4</text:p>
            </table:table-cell>
          </table:table-row>
          <table:table-row>
            <table:table-cell table:style-name="Tabla3.A2" office:value-type="string">
              <text:p text:style-name="P13">Actividad 5</text:p>
            </table:table-cell>
            <table:table-cell table:style-name="Tabla3.B2" office:value-type="float" office:value="1">
              <text:p text:style-name="P16">1</text:p>
            </table:table-cell>
          </table:table-row>
          <table:table-row>
            <table:table-cell table:style-name="Tabla3.A2" office:value-type="string">
              <text:p text:style-name="P13">Actividad 6</text:p>
            </table:table-cell>
            <table:table-cell table:style-name="Tabla3.B7" office:value-type="string">
              <text:p text:style-name="P16">2,00</text:p>
            </table:table-cell>
          </table:table-row>
          <table:table-row>
            <table:table-cell table:style-name="Tabla3.A2" office:value-type="string">
              <text:p text:style-name="P13">Actividad 7</text:p>
            </table:table-cell>
            <table:table-cell table:style-name="Tabla3.B8" office:value-type="string">
              <text:p text:style-name="P16">2,00</text:p>
            </table:table-cell>
          </table:table-row>
          <table:table-row>
            <table:table-cell table:style-name="Tabla3.A2" office:value-type="string">
              <text:p text:style-name="P7"/>
            </table:table-cell>
            <table:table-cell table:style-name="Tabla3.B2" office:value-type="float" office:value="1">
              <text:p text:style-name="P7">1</text:p>
            </table:table-cell>
          </table:table-row>
          <table:table-row>
            <table:table-cell table:style-name="Tabla3.A2" office:value-type="string">
              <text:p text:style-name="P7"/>
            </table:table-cell>
            <table:table-cell table:style-name="Tabla3.B2" office:value-type="float" office:value="1">
              <text:p text:style-name="P7">1</text:p>
            </table:table-cell>
          </table:table-row>
          <table:table-row>
            <table:table-cell table:style-name="Tabla3.A11" office:value-type="string">
              <text:p text:style-name="P7"/>
            </table:table-cell>
            <table:table-cell table:style-name="Tabla3.B11" office:value-type="float" office:value="1">
              <text:p text:style-name="P7">1</text:p>
            </table:table-cell>
          </table:table-row>
        </table:table>
        <text:p text:style-name="P3">Recursos necesarios para realizar la Tarea.</text:p>
        <text:p text:style-name="P3">- Contenidos de la unidad.</text:p>
        <text:p text:style-name="P3">- Convenio Colectivo empresas consultoras( convenio con el que has trabajado en unidades anteriores)</text:p>
        <text:p text:style-name="P3">- Constitución Española , Ley Orgánica de Libertad Sindical y Estatuto de los Trabajadores</text:p>
        <text:p text:style-name="P3">Consejos y recomendaciones.</text:p>
        <text:p text:style-name="P4">Deja la tarea para el final, cuando hayas concluido el estudio de la misma, resuelto todas las dudas usando el foro y hecho al menos un intento del examen <text:span text:style-name="T3">online</text:span> de la unidad.</text:p>
        <text:p text:style-name="P3"><text:soft-page-break/>Indicaciones de entrega</text:p>
        <text:p text:style-name="P4">Una vez realizada la tarea elaborarás un único documento donde figuren las respuestas correspondientes. El envío se realizará a través de la plataforma de la forma establecida para ello, y el archivo, <text:span text:style-name="T2">en un único fichero (DOC/DOCX )</text:span>, se nombrará siguiendo las siguientes pautas:</text:p>
        <text:p text:style-name="P5"><text:bookmark text:name="_GoBack"/> <text:span text:style-name="T4">apellido1_apellido2_nombre_FOL06_Tarea</text:span></text:p>
        <text:p text:style-name="P3">Asegúrate que el nombre no contenga la letra ñ, tildes ni caracteres especiales extraños. Así por ejemplo la alumna <text:span text:style-name="T2">Begoña Sánchez Mañas para la sexta unidad de FOL</text:span>, debería nombrar esta tarea como...</text:p>
        <text:p text:style-name="P2"><text:span text:style-name="T2">sanchez_manas_begona_FOL06_Tarea</text:span></text:p>
      </text:section>
      <text:h text:style-name="P24" text:outline-level="3">Submission statu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egoe UI" svg:font-family="'Segoe UI', serif"/>
    <style:font-face style:name="Times New Roman" svg:font-family="'Times New Roman', serif"/>
    <style:font-face style:name="inherit" svg:font-family="inherit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6:58:46.284002570</meta:creation-date>
    <dc:date>2020-01-15T08:21:35.308113531</dc:date>
    <meta:editing-duration>PT1H2M28S</meta:editing-duration>
    <meta:editing-cycles>1</meta:editing-cycles>
    <meta:document-statistic meta:table-count="3" meta:image-count="0" meta:object-count="0" meta:page-count="5" meta:paragraph-count="98" meta:word-count="1151" meta:character-count="7095" meta:non-whitespace-character-count="6054"/>
    <meta:generator>LibreOffice/6.0.7.3$Linux_X86_64 LibreOffice_project/00m0$Build-3</meta:generator>
  </office:meta>
</office:document-meta>
</file>